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41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785cm" fo:break-before="auto" style:use-optimal-row-height="true"/>
    </style:style>
    <style:style style:name="ro5" style:family="table-row">
      <style:table-row-properties style:row-height="1.3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padding="0.101cm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wrap-option="wrap" fo:padding="0.101cm"/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howcard Gothic" fo:font-size="11pt" fo:font-weight="bold" fo:font-style="italic" style:font-name-complex="Showcard Gothic" style:font-size-complex="11pt" style:font-weight-complex="bold" style:font-style-complex="italic"/>
    </style:style>
    <style:style style:name="T2" style:family="text">
      <style:text-properties fo:font-size="11pt" fo:font-weight="bold" fo:font-style="italic" style:font-size-complex="11pt" style:font-weight-complex="bold" style:font-style-complex="italic" style:font-name="Calibri" style:font-name-complex="Calibri"/>
    </style:style>
    <style:style style:name="T3" style:family="text">
      <style:text-properties fo:font-size="11pt" style:font-size-complex="11pt" style:font-name="Calibri" style:font-name-complex="Calibri"/>
    </style:style>
    <style:style style:name="T4" style:family="text">
      <style:text-properties style:font-name="Calibri" fo:font-size="11pt" fo:font-weight="bold" style:font-name-complex="Calibri" style:font-size-complex="11pt" style:font-weight-complex="bold"/>
    </style:style>
    <style:style style:name="T5" style:family="text">
      <style:text-properties style:font-name="Calibri" fo:font-size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8"/>
        <table:table-column table:style-name="co1" table:number-columns-repeated="1022" table:default-cell-style-name="ce6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1">LARUS</text:span><text:span text:style-name="T2">  </text:span><text:span text:style-name="T3">konnte nur entstehen durch die Zusammenarbeit und die Beiträge folgender Personen (in alphanumerischer Reihenfolge)</text:span>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4">Betz, Max</text:span><text:span text:style-name="T5">, Segelflieger, Software- und Hardware-Entwickler, ehemaliger Student von Prof. Dr. Klaus Schäfer an der FH Darmstadt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Hardware- und Software-Entwicklung des Sensor- und des Standard-Utility-Boar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uru des GitHub-Auftritts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Foerderer, Marc</text:span><text:span text:style-name="T5">, Segelflieger, CEO und Partner bei Air Avionics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Unterstützung durch Material-Überlassung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Langer, Stefan</text:span><text:span text:style-name="T5">, deutscher Spitzenpilot, baut und vertreibt das OpenVario System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lpha-Tester, Unterstützung durch Test und Feedback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pan text:style-name="T4">Leutenegger, Stefan</text:span><text:span text:style-name="T5">, Schweizer Spitzenpilot, Professor an der TU München, Schwerpunkt-Thema „Steuerung autonomer Systeme“, viele Jahre Erfahrung um Bau von Drohnensteuerungen. hat in 2011 die Windschätzung im Butterfly Air Glide S geschrieben 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oftware-Entwicklung Windschätzung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Maier, Felix</text:span><text:span text:style-name="T5">, Segelflieger, Maschinenbauingenieur (FH), QS-Ingenieur bei Continental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3-D-Druck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<text:span text:style-name="T4">Rupp, Horst</text:span><text:span text:style-name="T5">, Segelflieger, Dipl.-Inform., Nestor des Projekts, ehemals Software-Entwickler, dann IT-Manager und IT-Berater, viele Jahre Erfahrung im Bau von Variometern, hat auf die alten Tage Programmieren wieder neu lernen müsse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oftware-Entwicklung FrontEnd und BootLoad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Hardware- und Software-Entwicklung Prototype Utility Boar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<text:span text:style-name="T4">Schäfer, Klaus</text:span><text:span text:style-name="T5">, Segelflieger, Professor an der FH Darmstadt, Schwerpunkt-Thema “Microcontroller“, viele Jahre Erfahrung im Bau von Drohnensteuerungen und Variometer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oftware-Entwicklung Sensor, AHRS und Windmessu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uru der Entwicklungsplattform STM32CUBEIDE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4">Simon, Winfried</text:span><text:span text:style-name="T5">, Segelflieger, Dipl.-Ing. für E-Technik, Software-Entwickler, viele Jahre Erfahrung im Bau von Variometer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Wichtigster Sparringspartner und Ideenreiniger im Tea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Vorverarbeitung und Darstellung von Flugzeugpolaren für die Nutzung im FrontEnd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Wahlig, Uwe</text:span><text:span text:style-name="T5">, deutscher Spitzenpilot, Software-Entwickler und SAP-Berater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lpha-Tester, Unterstützung durch Test und Feedback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.00.0000</text:date>, <text:time style:data-style-name="N2" text:time-value="13:27:55.78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rst Rupp</meta:initial-creator>
    <meta:creation-date>2022-04-18T17:15:32.924000000</meta:creation-date>
    <dc:date>2022-08-19T13:34:17.230000000</dc:date>
    <dc:creator>Horst Rupp</dc:creator>
    <meta:editing-duration>PT27M53S</meta:editing-duration>
    <meta:editing-cycles>11</meta:editing-cycles>
    <meta:generator>LibreOffice/7.3.2.2$Windows_X86_64 LibreOffice_project/49f2b1bff42cfccbd8f788c8dc32c1c309559be0</meta:generator>
    <meta:document-statistic meta:table-count="1" meta:cell-count="23" meta:object-count="0"/>
  </office:meta>
</office:document-meta>
</file>